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" svg:font-family="'Source Code Pr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8ffb1" officeooo:paragraph-rsid="0008ffb1" style:font-size-asian="15.75pt" style:font-weight-asian="bold" style:font-size-complex="18pt" style:font-weight-complex="bold"/>
    </style:style>
    <style:style style:name="P2" style:family="paragraph" style:parent-style-name="Standard">
      <style:paragraph-properties fo:text-align="end" style:justify-single-word="false"/>
      <style:text-properties fo:font-size="18pt" fo:font-weight="bold" officeooo:rsid="0008ffb1" officeooo:paragraph-rsid="0008ffb1" style:font-size-asian="15.75pt" style:font-weight-asian="bold" style:font-size-complex="18pt" style:font-weight-complex="bold"/>
    </style:style>
    <style:style style:name="P3" style:family="paragraph" style:parent-style-name="Standard">
      <style:paragraph-properties fo:text-align="end" style:justify-single-word="false"/>
      <style:text-properties fo:font-size="16pt" officeooo:rsid="0008ffb1" officeooo:paragraph-rsid="0008ffb1" style:font-size-asian="14pt" style:font-size-complex="16pt"/>
    </style:style>
    <style:style style:name="P4" style:family="paragraph" style:parent-style-name="Standard">
      <style:paragraph-properties fo:text-align="end" style:justify-single-word="false"/>
      <style:text-properties fo:font-size="16pt" officeooo:rsid="0008ffb1" officeooo:paragraph-rsid="00094a1e" style:font-size-asian="14pt" style:font-size-complex="16pt"/>
    </style:style>
    <style:style style:name="P5" style:family="paragraph" style:parent-style-name="Standard">
      <style:paragraph-properties fo:text-align="end" style:justify-single-word="false"/>
      <style:text-properties fo:font-size="16pt" officeooo:rsid="00094a1e" officeooo:paragraph-rsid="00094a1e" style:font-size-asian="14pt" style:font-size-complex="16pt"/>
    </style:style>
    <style:style style:name="P6" style:family="paragraph" style:parent-style-name="Standard">
      <style:paragraph-properties fo:text-align="end" style:justify-single-word="false"/>
      <style:text-properties fo:font-size="16pt" officeooo:rsid="000b408b" officeooo:paragraph-rsid="000b408b" style:font-size-asian="14pt" style:font-size-complex="16pt"/>
    </style:style>
    <style:style style:name="P7" style:family="paragraph" style:parent-style-name="Standard">
      <style:paragraph-properties fo:text-align="end" style:justify-single-word="false"/>
      <style:text-properties fo:font-size="16pt" officeooo:rsid="000b408b" officeooo:paragraph-rsid="000e238d" style:font-size-asian="14pt" style:font-size-complex="16pt"/>
    </style:style>
    <style:style style:name="P8" style:family="paragraph" style:parent-style-name="Standard">
      <style:paragraph-properties fo:text-align="end" style:justify-single-word="false"/>
      <style:text-properties fo:font-size="16pt" officeooo:rsid="000c1d51" officeooo:paragraph-rsid="000c1d51" style:font-size-asian="14pt" style:font-size-complex="16pt"/>
    </style:style>
    <style:style style:name="P9" style:family="paragraph" style:parent-style-name="Standard">
      <style:paragraph-properties fo:text-align="end" style:justify-single-word="false"/>
      <style:text-properties fo:font-size="16pt" fo:font-weight="bold" officeooo:rsid="000cecd6" officeooo:paragraph-rsid="000cecd6" style:font-size-asian="14pt" style:font-weight-asian="bold" style:font-size-complex="16pt" style:font-weight-complex="bold"/>
    </style:style>
    <style:style style:name="P10" style:family="paragraph" style:parent-style-name="Standard">
      <style:paragraph-properties fo:text-align="end" style:justify-single-word="false"/>
      <style:text-properties fo:font-size="16pt" fo:font-weight="normal" officeooo:rsid="000cecd6" officeooo:paragraph-rsid="000cecd6" style:font-size-asian="14pt" style:font-weight-asian="normal" style:font-size-complex="16pt" style:font-weight-complex="normal"/>
    </style:style>
    <style:style style:name="P11" style:family="paragraph" style:parent-style-name="Standard">
      <style:paragraph-properties fo:text-align="end" style:justify-single-word="false"/>
      <style:text-properties fo:font-size="16pt" fo:font-weight="normal" officeooo:rsid="000e238d" officeooo:paragraph-rsid="000e238d" style:font-size-asian="14pt" style:font-weight-asian="normal" style:font-size-complex="16pt" style:font-weight-complex="normal"/>
    </style:style>
    <style:style style:name="P12" style:family="paragraph" style:parent-style-name="Standard">
      <style:paragraph-properties fo:text-align="end" style:justify-single-word="false"/>
      <style:text-properties fo:font-size="16pt" fo:font-weight="normal" officeooo:rsid="0011042f" officeooo:paragraph-rsid="0011042f" style:font-size-asian="14pt" style:font-weight-asian="normal" style:font-size-complex="16pt" style:font-weight-complex="normal"/>
    </style:style>
    <style:style style:name="P13" style:family="paragraph" style:parent-style-name="Standard">
      <style:paragraph-properties fo:margin-left="0cm" fo:margin-right="0cm" fo:margin-top="0cm" fo:margin-bottom="0cm" loext:contextual-spacing="false" fo:text-align="end" style:justify-single-word="false" fo:text-indent="0cm" style:auto-text-indent="false"/>
      <style:text-properties fo:font-size="16pt" officeooo:rsid="0008ffb1" officeooo:paragraph-rsid="0008ffb1" style:font-size-asian="14pt" style:font-size-complex="16pt"/>
    </style:style>
    <style:style style:name="P14" style:family="paragraph" style:parent-style-name="Standard">
      <style:paragraph-properties fo:text-align="end" style:justify-single-word="false"/>
      <style:text-properties fo:font-size="16pt" fo:font-weight="normal" officeooo:rsid="0012e4c7" officeooo:paragraph-rsid="0012f8d9" style:font-size-asian="14pt" style:font-weight-asian="normal" style:font-size-complex="16pt" style:font-weight-complex="normal"/>
    </style:style>
    <style:style style:name="P15" style:family="paragraph" style:parent-style-name="Standard">
      <style:paragraph-properties fo:text-align="end" style:justify-single-word="false"/>
      <style:text-properties fo:font-size="16pt" fo:font-weight="normal" officeooo:rsid="00133244" officeooo:paragraph-rsid="00133244" style:font-size-asian="14pt" style:font-weight-asian="normal" style:font-size-complex="16pt" style:font-weight-complex="normal"/>
    </style:style>
    <style:style style:name="P16" style:family="paragraph" style:parent-style-name="Standard">
      <style:paragraph-properties fo:text-align="end" style:justify-single-word="false"/>
      <style:text-properties fo:font-size="16pt" fo:font-weight="normal" officeooo:rsid="0011042f" officeooo:paragraph-rsid="00133244" style:font-size-asian="14pt" style:font-weight-asian="normal" style:font-size-complex="16pt" style:font-weight-complex="normal"/>
    </style:style>
    <style:style style:name="P17" style:family="paragraph" style:parent-style-name="Standard">
      <style:paragraph-properties fo:text-align="end" style:justify-single-word="false"/>
      <style:text-properties fo:font-size="16pt" fo:font-weight="normal" officeooo:rsid="0011042f" officeooo:paragraph-rsid="0012f8d9" style:font-size-asian="14pt" style:font-weight-asian="normal" style:font-size-complex="16pt" style:font-weight-complex="normal"/>
    </style:style>
    <style:style style:name="P18" style:family="paragraph" style:parent-style-name="Standard">
      <style:paragraph-properties fo:text-align="end" style:justify-single-word="false"/>
      <style:text-properties fo:font-size="16pt" fo:font-weight="normal" officeooo:rsid="00148704" officeooo:paragraph-rsid="00148704" style:font-size-asian="14pt" style:font-weight-asian="normal" style:font-size-complex="16pt" style:font-weight-complex="normal"/>
    </style:style>
    <style:style style:name="P19" style:family="paragraph" style:parent-style-name="Standard">
      <style:paragraph-properties fo:text-align="end" style:justify-single-word="false"/>
      <style:text-properties fo:font-size="16pt" fo:font-weight="normal" officeooo:rsid="00161486" officeooo:paragraph-rsid="00161486" style:font-size-asian="14pt" style:font-weight-asian="normal" style:font-size-complex="16pt" style:font-weight-complex="normal"/>
    </style:style>
    <style:style style:name="T1" style:family="text">
      <style:text-properties officeooo:rsid="00094a1e"/>
    </style:style>
    <style:style style:name="T2" style:family="text">
      <style:text-properties officeooo:rsid="000c1d51"/>
    </style:style>
    <style:style style:name="T3" style:family="text">
      <style:text-properties officeooo:rsid="0011042f"/>
    </style:style>
    <style:style style:name="T4" style:family="text">
      <style:text-properties officeooo:rsid="0012e4c7"/>
    </style:style>
    <style:style style:name="T5" style:family="text">
      <style:text-properties officeooo:rsid="0013324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دورة الأندرويد ل يوديمي</text:p>
      <text:p text:style-name="P2">أهم الملاحظات المهمة في الدروس </text:p>
      <text:p text:style-name="P13">الدرس الأول :</text:p>
      <text:p text:style-name="P13">1\</text:p>
      <text:p text:style-name="P3">الأكتيفيتي مثل الموقع الإلكتروني الموقع هو مجموعة من الصفحات وله صفحة الرئيسية </text:p>
      <text:p text:style-name="P4">كذالك الأكتيفيتي مثل الموقع الألكتروني</text:p>
      <text:p text:style-name="P5">تطيبيق الأندرويد هو عبارة عن مجموعة من الأكتيفتي و</text:p>
      <text:p text:style-name="P4"><text:span text:style-name="T1">والموقع الأكتروني هو مجموعة من الصفحات الإلكترونية </text:span><text:s/>.</text:p>
      <text:p text:style-name="P3">2\</text:p>
      <text:p text:style-name="P3">Android menifest.XML</text:p>
      <text:p text:style-name="P5">هي عبارة ملف إكس أم أل لإدارة الأكتيفيتي وإضافة الخصائص لها </text:p>
      <text:p text:style-name="P5">وجميع الأكتيفتي في التطبيق مضافة لهذا الملف .</text:p>
      <text:p text:style-name="P5"/>
      <text:p text:style-name="P5">الدرس الثاني:</text:p>
      <text:p text:style-name="P6">تعلمنا في هذا الدرس جميع دوال دورة حياة الأكتيفيتي الستة وهي </text:p>
      <text:p text:style-name="P6">onCreate</text:p>
      <text:p text:style-name="P6">onStart</text:p>
      <text:p text:style-name="P6">onResume</text:p>
      <text:p text:style-name="P6">onPuase</text:p>
      <text:p text:style-name="P6">onStop</text:p>
      <text:p text:style-name="P6">onDestroy</text:p>
      <text:p text:style-name="P7">إضافة الى دالتين وهما</text:p>
      <text:p text:style-name="P7"><text:s/></text:p>
      <text:p text:style-name="P6">onsaveinstancState</text:p>
      <text:p text:style-name="P6">وهي دالة للحفظ الحالة اللتي <text:span text:style-name="T2">كان بها التطبيق في آخر مرة إشتغل فيها </text:span></text:p>
      <text:p text:style-name="P8">ويتم إستدعاء هذه الدالة عند الضغط على زر المنزل أو إستدعأ أكتيفيتي أخرى </text:p>
      <text:p text:style-name="P9">حسب مافهمنا</text:p>
      <text:p text:style-name="P10"/>
      <text:p text:style-name="P11">والدالة الأخرى هي </text:p>
      <text:p text:style-name="P11">onRestorInstanceState</text:p>
      <text:p text:style-name="P11">ما فهمت شيء عنها الى الآن ):</text:p>
      <text:p text:style-name="P11">---------------------------------</text:p>
      <text:p text:style-name="P11">LOG class</text:p>
      <text:p text:style-name="P11">تعلمت في هذا الدرس كيفية طباعة رسائل من ها الكلاس على ال </text:p>
      <text:p text:style-name="P11">logcat</text:p>
      <text:p text:style-name="P11">وإستخدام فلتر خاص بهذه الرسائل وإضافته أيضا لل </text:p>
      <text:p text:style-name="P11">logcat </text:p>
      <text:p text:style-name="P11"><text:soft-page-break/><text:s/><text:span text:style-name="T3">الدرس الثالث</text:span></text:p>
      <text:p text:style-name="P12">تعلمت في هذه الدرس </text:p>
      <text:p text:style-name="P12">كيفية أضافة الليأوت عن طريق كود الجافا وإضافة البعض الفيوس مثل الزر عن طريق </text:p>
      <text:p text:style-name="P16"><text:s/><text:span text:style-name="T5">ك</text:span>ود الجافا <text:span text:style-name="T4">وإضافة بعض الخصائص لهم مثل اللون وحجم النصو الخ . عن طريق إضافة الكلاس </text:span></text:p>
      <text:p text:style-name="P16"><text:span text:style-name="T5">RelativeLayout.LayoutParams</text:span></text:p>
      <text:p text:style-name="P16"><text:span text:style-name="T5">حيث يمكنه إضافة الكثير من الخصائص لأي شكل أو فيو </text:span></text:p>
      <text:p text:style-name="P16"><text:span text:style-name="T5"><text:s/></text:span></text:p>
      <text:p text:style-name="P17"/>
      <text:p text:style-name="P14"><text:s text:c="2"/></text:p>
      <text:p text:style-name="P15">الدرس الرابع </text:p>
      <text:p text:style-name="P15">التحويل من الالبيكسل الى الدي بي وهو عن طريق الكلاس </text:p>
      <text:p text:style-name="P15"><text:tab/>Typed</text:p>
      <text:p text:style-name="P15"><text:s/></text:p>
      <text:p text:style-name="P18">وشرح ال</text:p>
      <text:p text:style-name="P18">Grid Layout </text:p>
      <text:p text:style-name="P18">بحيث تأتي العناصر فيها بشكل جدول أفقياً وعامودياً وتم شرح بعض الخصائض فيها </text:p>
      <text:p text:style-name="P18"/>
      <text:p text:style-name="P19">الدرس الخامس </text:p>
      <text:p text:style-name="P19">تعلمنا في هذا الدرس إضافة ال</text:p>
      <text:p text:style-name="P19">onCliocklistener </text:p>
      <text:p text:style-name="P19">و</text:p>
      <text:p text:style-name="P19"><text:s text:c="3"/>onLongClickListener</text:p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Code Pro" svg:font-family="'Source Code Pr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0T03:53:43.491439754</meta:creation-date>
    <dc:date>2016-09-22T10:12:25.635779772</dc:date>
    <meta:editing-duration>PT1H36M23S</meta:editing-duration>
    <meta:editing-cycles>5</meta:editing-cycles>
    <meta:generator>LibreOffice/5.1.4.2$Linux_X86_64 LibreOffice_project/10m0$Build-2</meta:generator>
    <meta:document-statistic meta:table-count="0" meta:image-count="0" meta:object-count="0" meta:page-count="2" meta:paragraph-count="55" meta:word-count="245" meta:character-count="1465" meta:non-whitespace-character-count="1239"/>
  </office:meta>
</office:document-meta>
</file>